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Consumer.EventConsumer( SessionImpl session , EventListener listener , Event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ventConsumer.consumeEvents( EventStateCollection even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ventConsum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Consumer.get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Consumer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Consume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Consumer.canRead( EventState even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Consumer.prepareDeleted( EventStateCollection events , Iterator deletedItem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ventConsumer.prepareEvents( EventStateCollection even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